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335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1.0626in"/>
    </style:style>
    <style:style style:name="co4" style:family="table-column">
      <style:table-column-properties fo:break-before="auto" style:column-width="0.628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7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office:value-type="string">
            <text:p>TQFP32</text:p>
          </table:table-cell>
          <table:table-cell office:value-type="float" office:value="1">
            <text:p>1</text:p>
          </table:table-cell>
          <table:table-cell office:value-type="string">
            <text:p>ATMEGA32U2</text:p>
          </table:table-cell>
          <table:table-cell office:value-type="string">
            <text:p>ATMEGA32U2-AURCT-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0uF_10%</text:p>
          </table:table-cell>
          <table:table-cell office:value-type="string">
            <text:p>445-7660-1-N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2,C3,C4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0.1uF</text:p>
          </table:table-cell>
          <table:table-cell office:value-type="string">
            <text:p>445-7534-1-N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W3,SW2,SW1</text:p>
          </table:table-cell>
          <table:table-cell office:value-type="string">
            <text:p>TL3315NF100Q</text:p>
          </table:table-cell>
          <table:table-cell office:value-type="float" office:value="3">
            <text:p>3</text:p>
          </table:table-cell>
          <table:table-cell office:value-type="string">
            <text:p>SW_PUSH2</text:p>
          </table:table-cell>
          <table:table-cell office:value-type="string">
            <text:p>EG4620CT-N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1,R2</text:p>
          </table:table-cell>
          <table:table-cell office:value-type="string">
            <text:p>SM0402</text:p>
          </table:table-cell>
          <table:table-cell office:value-type="float" office:value="2">
            <text:p>2</text:p>
          </table:table-cell>
          <table:table-cell office:value-type="string">
            <text:p>22_5%</text:p>
          </table:table-cell>
          <table:table-cell office:value-type="string">
            <text:p>P22GCT-N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3,R7,R8,R9</text:p>
          </table:table-cell>
          <table:table-cell office:value-type="string">
            <text:p>SM0402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P10KJCT-N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4,R5,R6</text:p>
          </table:table-cell>
          <table:table-cell office:value-type="string">
            <text:p>SM0402</text:p>
          </table:table-cell>
          <table:table-cell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office:value-type="string">
            <text:p>P0.0JCT-ND</text:p>
          </table:table-cell>
        </table:table-row>
      </table:table>
      <table:table table:name="Sheet1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3T12:46:40</meta:creation-date>
    <dc:date>2013-02-03T13:41:38</dc:date>
    <meta:editing-duration>PT24M37S</meta:editing-duration>
    <meta:editing-cycles>1</meta:editing-cycles>
    <meta:document-statistic meta:table-count="4" meta:cell-count="48" meta:object-count="0"/>
    <meta:generator>LibreOffice/3.5$Linux_X86_64 LibreOffice_project/350m1$Build-2</meta:generator>
  </office:meta>
</office:document-meta>
</file>